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2cm" svg:stroke-color="#000000" draw:marker-start-width="0.56cm" draw:marker-end-width="0.56cm" draw:stroke-linejoin="miter" draw:fill="solid" draw:fill-color="#c0c0c0" draw:textarea-horizontal-align="justify" draw:textarea-vertical-align="top" draw:auto-grow-height="true" fo:min-height="0.492cm" fo:padding-top="0.265cm" fo:padding-bottom="0.265cm" fo:padding-left="0.443cm" fo:padding-right="0.443cm" fo:wrap-option="wrap" draw:shadow="hidden" draw:shadow-color="#808080"/>
    </style:style>
    <style:style style:name="gr2" style:family="graphic" style:parent-style-name="standard">
      <style:graphic-properties draw:stroke="solid" svg:stroke-width="0.1cm" svg:stroke-color="#000000" draw:marker-start="msArrowDiamondEnd_20_9" draw:marker-start-width="0.46cm" draw:marker-start-center="true" draw:marker-end-width="0.41cm" draw:stroke-linejoin="miter" draw:fill="none" draw:fill-color="#ffffff" draw:textarea-horizontal-align="left" draw:textarea-vertical-align="top" draw:auto-grow-height="false" fo:padding-top="0.167cm" fo:padding-bottom="0.167cm" fo:padding-left="0.287cm" fo:padding-right="0.287cm" fo:wrap-option="wrap" draw:shadow="hidden" draw:shadow-color="#808080" draw:start-line-spacing-horizontal="0.63cm" draw:start-line-spacing-vertical="0.63cm" draw:end-line-spacing-horizontal="0.63cm" draw:end-line-spacing-vertical="0.63cm"/>
    </style:style>
    <style:style style:name="gr3" style:family="graphic" style:parent-style-name="standard" style:list-style-name="L1">
      <style:graphic-properties draw:stroke="solid" svg:stroke-width="0.2cm" svg:stroke-color="#000000" draw:marker-start-width="0.56cm" draw:marker-end-width="0.56cm" draw:stroke-linejoin="miter" draw:fill="none" draw:fill-color="#bbe0e3" draw:textarea-horizontal-align="justify" draw:textarea-vertical-align="top" draw:auto-grow-height="true" fo:min-height="0.763cm" fo:padding-top="0.265cm" fo:padding-bottom="0.265cm" fo:padding-left="0.443cm" fo:padding-right="0.443cm" fo:wrap-option="wrap" draw:shadow="hidden" draw:shadow-color="#808080"/>
    </style:style>
    <style:style style:name="gr4" style:family="graphic" style:parent-style-name="standard" style:list-style-name="L1">
      <style:graphic-properties draw:stroke="solid" svg:stroke-width="0.2cm" svg:stroke-color="#000000" draw:marker-start-width="0.56cm" draw:marker-end-width="0.56cm" draw:stroke-linejoin="miter" draw:fill="none" draw:fill-color="#bbe0e3" draw:textarea-horizontal-align="justify" draw:textarea-vertical-align="top" draw:auto-grow-height="true" fo:min-height="0.57cm" fo:padding-top="0.265cm" fo:padding-bottom="0.265cm" fo:padding-left="0.443cm" fo:padding-right="0.443cm" fo:wrap-option="wrap" draw:shadow="hidden" draw:shadow-color="#808080"/>
    </style:style>
    <style:style style:name="gr5" style:family="graphic" style:parent-style-name="standard" style:list-style-name="L1">
      <style:graphic-properties draw:stroke="solid" svg:stroke-width="0.2cm" svg:stroke-color="#000000" draw:marker-start-width="0.56cm" draw:marker-end-width="0.56cm" draw:stroke-linejoin="miter" draw:fill="none" draw:fill-color="#bbe0e3" draw:textarea-horizontal-align="justify" draw:textarea-vertical-align="top" draw:auto-grow-height="true" fo:min-height="0.37cm" fo:padding-top="0.265cm" fo:padding-bottom="0.265cm" fo:padding-left="0.443cm" fo:padding-right="0.443cm" fo:wrap-option="wrap" draw:shadow="hidden" draw:shadow-color="#808080"/>
    </style:style>
    <style:style style:name="gr6" style:family="graphic" style:parent-style-name="standard" style:list-style-name="L2">
      <style:graphic-properties draw:stroke="solid" svg:stroke-width="0.2cm" svg:stroke-color="#000000" draw:marker-start-width="0.56cm" draw:marker-end-width="0.56cm" draw:stroke-linejoin="miter" draw:fill="none" draw:fill-color="#bbe0e3" draw:textarea-horizontal-align="justify" draw:textarea-vertical-align="top" draw:auto-grow-height="true" fo:min-height="0.462cm" fo:padding-top="0.265cm" fo:padding-bottom="0.265cm" fo:padding-left="0.443cm" fo:padding-right="0.443cm" fo:wrap-option="wrap" draw:shadow="hidden" draw:shadow-color="#808080"/>
    </style:style>
    <style:style style:name="gr7" style:family="graphic" style:parent-style-name="standard" style:list-style-name="L1">
      <style:graphic-properties draw:stroke="solid" svg:stroke-width="0.2cm" svg:stroke-color="#000000" draw:marker-start-width="0.56cm" draw:marker-end-width="0.56cm" draw:stroke-linejoin="miter" draw:fill="solid" draw:fill-color="#c0c0c0" draw:textarea-horizontal-align="justify" draw:textarea-vertical-align="top" draw:auto-grow-height="true" fo:min-height="0.763cm" fo:padding-top="0.265cm" fo:padding-bottom="0.265cm" fo:padding-left="0.443cm" fo:padding-right="0.443cm" fo:wrap-option="wrap" draw:shadow="hidden" draw:shadow-color="#808080"/>
    </style:style>
    <style:style style:name="gr8" style:family="graphic" style:parent-style-name="standard" style:list-style-name="L1">
      <style:graphic-properties draw:stroke="solid" svg:stroke-width="0.2cm" svg:stroke-color="#000000" draw:marker-start-width="0.56cm" draw:marker-end-width="0.56cm" draw:stroke-linejoin="miter" draw:fill="none" draw:fill-color="#bbe0e3" draw:textarea-horizontal-align="justify" draw:textarea-vertical-align="top" draw:auto-grow-height="true" fo:min-height="0.263cm" fo:padding-top="0.265cm" fo:padding-bottom="0.265cm" fo:padding-left="0.443cm" fo:padding-right="0.443cm" fo:wrap-option="wrap" draw:shadow="hidden" draw:shadow-color="#808080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margin-top="0.242cm" fo:margin-bottom="0cm" fo:line-height="100%" fo:text-align="center" fo:text-indent="0cm"/>
    </style:style>
    <style:style style:name="P2" style:family="paragraph">
      <style:paragraph-properties fo:margin-left="0cm" fo:margin-right="0cm" fo:margin-top="0.242cm" fo:margin-bottom="0cm" fo:line-height="100%" fo:text-align="center" fo:text-indent="0cm"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margin-top="0.242cm" fo:margin-bottom="0cm" fo:line-height="100%" fo:text-align="center" fo:text-indent="0cm"/>
      <style:text-properties fo:font-size="18pt" style:font-size-asian="18pt" style:font-size-complex="18pt"/>
    </style:style>
    <style:style style:name="P5" style:family="paragraph">
      <style:paragraph-properties fo:margin-left="0cm" fo:margin-right="0cm" fo:margin-top="0.242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6" style:family="paragraph">
      <style:paragraph-properties fo:margin-left="0cm" fo:margin-right="0cm" fo:margin-top="0.22cm" fo:margin-bottom="0cm" fo:line-height="100%" fo:text-align="center" fo:text-indent="0cm"/>
      <style:text-properties fo:font-size="18pt" style:font-size-asian="18pt" style:font-size-complex="18pt"/>
    </style:style>
    <style:style style:name="P7" style:family="paragraph">
      <style:paragraph-properties fo:margin-left="0cm" fo:margin-right="0cm" fo:margin-top="0.22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T1" style:family="text">
      <style:text-properties fo:font-family="'Times New Roman'" style:font-family-generic="roman" style:font-pitch="variable" fo:font-size="18pt" fo:language="de" fo:country="DE" fo:font-weight="bold" style:font-size-asian="18pt" style:font-weight-asian="bold" style:font-size-complex="18pt" style:font-weight-complex="bold"/>
    </style:style>
    <style:style style:name="T2" style:family="text">
      <style:text-properties fo:color="#008000" fo:font-family="'Times New Roman'" style:font-family-generic="roman" style:font-pitch="variable" fo:font-size="18pt" fo:language="de" fo:country="DE" fo:font-weight="bold" style:font-size-asian="18pt" style:font-weight-asian="bold" style:font-size-complex="18pt" style:font-weight-complex="bold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8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2" draw:id="id1" draw:layer="layout" svg:width="5.204cm" svg:height="1.293cm" svg:x="10.8cm" svg:y="12cm">
          <text:p text:style-name="P1"><text:span text:style-name="T1">ObjectInterface</text:span></text:p>
          <draw:enhanced-geometry svg:viewBox="0 0 21600 21600" draw:type="mso-spt202" draw:enhanced-path="M 0 0 L 21600 0 21600 21600 0 21600 0 0 Z N"/>
        </draw:custom-shape>
        <draw:connector draw:style-name="gr2" draw:text-style-name="P3" draw:layer="layout" svg:x1="13.402cm" svg:y1="12cm" svg:x2="10.9cm" svg:y2="10.3cm" draw:start-shape="id1" draw:start-glue-point="0" draw:end-shape="id2" draw:end-glue-point="2" svg:d="m13402 12000v-850h-2502v-850">
          <text:p/>
        </draw:connector>
        <draw:custom-shape draw:style-name="gr3" draw:text-style-name="P5" draw:id="id3" draw:layer="layout" svg:width="2.703cm" svg:height="1.293cm" svg:x="12.3cm" svg:y="6.2cm">
          <text:p text:style-name="P4"><text:span text:style-name="T1">Body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id="id4" draw:layer="layout" svg:width="3.907cm" svg:height="1.293cm" svg:x="14.5cm" svg:y="3.4cm">
          <text:p text:style-name="P6"><text:span text:style-name="T1">RigidBody</text:span></text:p>
          <draw:enhanced-geometry svg:viewBox="0 0 21600 21600" draw:type="mso-spt202" draw:enhanced-path="M 0 0 L 21600 0 21600 21600 0 21600 0 0 Z N"/>
        </draw:custom-shape>
        <draw:connector draw:style-name="gr2" draw:text-style-name="P3" draw:layer="layout" svg:x1="13.651cm" svg:y1="6.2cm" svg:x2="16.453cm" svg:y2="4.693cm" draw:start-shape="id3" draw:start-glue-point="0" draw:end-shape="id4" draw:end-glue-point="2" svg:d="m13651 6200v-754h2802v-753">
          <text:p/>
        </draw:connector>
        <draw:custom-shape draw:style-name="gr5" draw:text-style-name="P7" draw:id="id5" draw:layer="layout" svg:width="4.91cm" svg:height="1.293cm" svg:x="8.5cm" svg:y="3.4cm">
          <text:p text:style-name="P6"><text:span text:style-name="T1">FlexibleBody</text:span></text:p>
          <draw:enhanced-geometry svg:viewBox="0 0 21600 21600" draw:type="mso-spt202" draw:enhanced-path="M 0 0 L 21600 0 21600 21600 0 21600 0 0 Z N"/>
        </draw:custom-shape>
        <draw:connector draw:style-name="gr2" draw:text-style-name="P3" draw:layer="layout" svg:x1="13.651cm" svg:y1="6.2cm" svg:x2="10.955cm" svg:y2="4.693cm" draw:start-shape="id3" draw:start-glue-point="0" draw:end-shape="id5" draw:end-glue-point="2" svg:d="m13651 6200v-754h-2696v-753">
          <text:p/>
        </draw:connector>
        <draw:custom-shape draw:style-name="gr6" draw:text-style-name="P5" draw:id="id6" draw:layer="layout" svg:width="5.9cm" svg:height="1.293cm" svg:x="5.2cm" svg:y="6.2cm">
          <text:p text:style-name="P4"><text:span text:style-name="T2">HydraulicObject</text:span></text:p>
          <draw:enhanced-geometry svg:viewBox="0 0 21600 21600" draw:type="mso-spt202" draw:enhanced-path="M 0 0 L 21600 0 21600 21600 0 21600 0 0 Z N"/>
        </draw:custom-shape>
        <draw:connector draw:style-name="gr2" draw:text-style-name="P3" draw:layer="layout" svg:x1="10.9cm" svg:y1="9.007cm" svg:x2="13.651cm" svg:y2="7.493cm" draw:start-shape="id2" draw:start-glue-point="0" draw:end-shape="id3" draw:end-glue-point="2" svg:d="m10900 9007v-757h2751v-757">
          <text:p/>
        </draw:connector>
        <draw:connector draw:style-name="gr2" draw:text-style-name="P3" draw:layer="layout" svg:x1="10.9cm" svg:y1="9.007cm" svg:x2="8.15cm" svg:y2="7.493cm" draw:start-shape="id2" draw:start-glue-point="0" draw:end-shape="id6" draw:end-glue-point="2" svg:d="m10900 9007v-757h-2750v-757">
          <text:p/>
        </draw:connector>
        <draw:custom-shape draw:style-name="gr7" draw:text-style-name="P5" draw:id="id7" draw:layer="layout" svg:width="3.6cm" svg:height="1.293cm" svg:x="6.5cm" svg:y="12cm">
          <text:p text:style-name="P4"><text:span text:style-name="T1">Element</text:span></text:p>
          <draw:enhanced-geometry svg:viewBox="0 0 21600 21600" draw:type="mso-spt202" draw:enhanced-path="M 0 0 L 21600 0 21600 21600 0 21600 0 0 Z N"/>
        </draw:custom-shape>
        <draw:custom-shape draw:style-name="gr8" draw:text-style-name="P5" draw:id="id2" draw:layer="layout" svg:width="3cm" svg:height="1.293cm" svg:x="9.4cm" svg:y="9.007cm">
          <text:p text:style-name="P4"><text:span text:style-name="T1">Object</text:span></text:p>
          <draw:enhanced-geometry svg:viewBox="0 0 21600 21600" draw:type="mso-spt202" draw:enhanced-path="M 0 0 L 21600 0 21600 21600 0 21600 0 0 Z N"/>
        </draw:custom-shape>
        <draw:connector draw:style-name="gr2" draw:text-style-name="P3" draw:layer="layout" svg:x1="8.3cm" svg:y1="12cm" svg:x2="10.9cm" svg:y2="10.3cm" draw:start-shape="id7" draw:start-glue-point="0" draw:end-shape="id2" draw:end-glue-point="2" svg:d="m8300 12000v-850h2600v-850">
          <text:p/>
        </draw:connecto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msArrowDiamondEnd_20_9" draw:display-name="msArrowDiamondEnd 9" svg:viewBox="0 0 350 350" svg:d="m175 0 175 175-175 175-175-175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01cm" fo:page-height="20.98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359cm" svg:x="1cm" svg:y="3.093cm" draw:page-number="1"/>
      <draw:page-thumbnail draw:layer="backgroundobjects" svg:width="8.999cm" svg:height="6.359cm" svg:x="1cm" svg:y="11.669cm"/>
      <draw:page-thumbnail draw:layer="backgroundobjects" svg:width="8.999cm" svg:height="6.359cm" svg:x="1cm" svg:y="20.245cm"/>
      <draw:page-thumbnail draw:layer="backgroundobjects" svg:width="8.999cm" svg:height="6.359cm" svg:x="11cm" svg:y="3.093cm"/>
      <draw:page-thumbnail draw:layer="backgroundobjects" svg:width="8.999cm" svg:height="6.359cm" svg:x="11cm" svg:y="11.669cm"/>
      <draw:page-thumbnail draw:layer="backgroundobjects" svg:width="8.999cm" svg:height="6.359cm" svg:x="11cm" svg:y="20.245cm"/>
    </style:handout-master>
    <style:master-page style:name="Standard" style:page-layout-name="PM1" draw:style-name="Mdp1">
      <draw:frame presentation:style-name="Standard-title" draw:layer="backgroundobjects" svg:width="24.93cm" svg:height="3.17cm" svg:x="2.385cm" svg:y="1.756cm" presentation:class="title" presentation:placeholder="true">
        <draw:text-box/>
      </draw:frame>
      <draw:frame presentation:style-name="Standard-outline1" draw:layer="backgroundobjects" svg:width="24.93cm" svg:height="12.532cm" svg:x="2.385cm" svg:y="5.443cm" presentation:class="outline" presentation:placeholder="true">
        <draw:text-box/>
      </draw:frame>
      <draw:frame presentation:style-name="Mpr1" draw:text-style-name="MP1" draw:layer="backgroundobjects" svg:width="6.453cm" svg:height="1.309cm" svg:x="2.385cm" svg:y="18.29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78cm" svg:height="1.309cm" svg:x="10.473cm" svg:y="18.29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453cm" svg:height="1.309cm" svg:x="20.861cm" svg:y="18.298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1T16:31:07</meta:creation-date>
    <meta:editing-duration>PT00H54M20S</meta:editing-duration>
    <meta:editing-cycles>7</meta:editing-cycles>
    <dc:date>2009-10-11T17:25:17</dc:date>
    <meta:generator>OpenOffice.org/3.0$Unix OpenOffice.org_project/300m15$Build-9379</meta:generator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